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3.75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812cm"/>
    </style:style>
    <style:style style:name="co4" style:family="table-column">
      <style:table-column-properties fo:break-before="auto" style:column-width="5.99cm"/>
    </style:style>
    <style:style style:name="co5" style:family="table-column">
      <style:table-column-properties fo:break-before="auto" style:column-width="3.5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osting2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4"/>
        <table:table-column table:style-name="co2" table:default-cell-style-name="ce7"/>
        <table:table-column table:style-name="co3" table:default-cell-style-name="ce3"/>
        <table:table-column table:style-name="co4" table:default-cell-style-name="ce8"/>
        <table:table-column table:style-name="co5" table:default-cell-style-name="ce3"/>
        <table:table-column table:style-name="co2" table:default-cell-style-name="ce3"/>
        <table:table-row table:style-name="ro1">
          <table:table-cell office:value-type="string" calcext:value-type="string">
            <text:p>hleta1oY)0) 4</text:p>
          </table:table-cell>
          <table:table-cell/>
          <table:table-cell table:style-name="ce3"/>
          <table:table-cell table:style-name="ce12" office:value-type="string" calcext:value-type="string">
            <text:p>Zustimmend</text:p>
          </table:table-cell>
          <table:table-cell table:style-name="ce16" office:value-type="string" calcext:value-type="string">
            <text:p>Ablehnend</text:p>
          </table:table-cell>
          <table:table-cell table:style-name="ce6" office:value-type="string" calcext:value-type="string">
            <text:p>Bezug Faktencheck</text:p>
          </table:table-cell>
          <table:table-cell table:style-name="ce18" office:value-type="string" calcext:value-type="string">
            <text:p>Neutral / nicht eindeutig zuweisbar</text:p>
          </table:table-cell>
          <table:table-cell table:style-name="ce6" office:value-type="string" calcext:value-type="string">
            <text:p>Freund(e) markiert</text:p>
          </table:table-cell>
          <table:table-cell table:style-name="ce6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MITTELS OCR GENERIERT – PDF wurde vorrangig durchgelesen, hier nur markiert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dpa: Falschinformation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 calcext:value-type="string">
            <text:p>432 Reacts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904 Mal geteilt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30 auswertbare Kommentare, Rest wie Replies nicht anzeigbar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Reacts innerhalb der Kommentare nicht auswertbar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Vergleich der Verdachtsfälle au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benwirkungen und Todesfälle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urch Impfungen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 1 Cor t%impinate wi auaraneı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 Deutschland © ALLE Impfstoffe / 01.01.2000 - 31.12.2020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92376787" calcext:value-type="float">
            <text:p>92376787</text:p>
          </table:table-cell>
          <table:table-cell table:number-columns-repeated="8"/>
        </table:table-row>
        <table:table-row table:style-name="ro1" table:number-rows-repeated="7">
          <table:table-cell table:number-columns-repeated="9"/>
        </table:table-row>
        <table:table-row table:style-name="ro1">
          <table:table-cell office:value-type="string" calcext:value-type="string">
            <text:p>Michael Molterer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‚Auch die "offiziellen" Zahlen sprechen eine klare Sprach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m Sicherheitsbericht des "Paul Ehrlich Instituts" vom 19. August 2021 sind die aktuellen Daten aus Deutschland aufbereitet (bis 31. Juli 2021)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 16 Jahren (bei 625 Mio. unterschiedlichen Impfdosen!) gab es 456 Todesfälle.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inige Monate Corona-Impfung (92 Mio. Impfdosen) brachten schon 1.225 Todesfälle!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‚Zumindest offiziell, laut "Paul Ehrlich Institut“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© Selbst die offiziellen Zahlen sind erschreckend! Gesamt gab es 131.671 "gemeldete Verdachtsfälle” in Deutschland, die Dunkelziffer dürfte 10 bis 100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ch so hoch sein!</text:p>
          </table:table-cell>
          <table:table-cell table:number-columns-repeated="8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Quelle zum Sicherheitsbericht: htips:/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1.pdf?__blob=publicationFilegv=4</text:p>
          </table:table-cell>
          <table:table-cell table:number-columns-repeated="8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w.pei.de/SharedDocs/Downloads/DE/newsroom/dossiersisicherheitsberichte/sicherheitsbericht-27-12-bis-31-07-</text:p>
          </table:table-cell>
          <table:table-cell table:number-columns-repeated="8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Mobile Uploads - Aug 25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View Full Size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anni Muckes and 431 others like this.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904 Share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® Cindi Rell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g uns bitte was wir tun sollen falls die Impfpflicht kommt?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mo Repor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S ‚Jens Glatt replied 1.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ndrea Eggel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t Corona Toten verdient man mehr....ist normal sc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„weil egal woran jemand verstorben ist,</text:p>
          </table:table-cell>
          <table:table-cell table:number-columns-repeated="8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Man hört immer wieder das doppelt geimpfte sterben.....und es gab ja seit 1 1/2 Jahren nur noc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‚er war ein Corona toter.....verlogene Politik...</text:p>
          </table:table-cell>
          <table:table-cell table:number-columns-repeated="8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Stefanie Zecha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s ist traurig . Spannend die Frage „ survival of the fitest“... auf beiden Seiten werden Exemplare überleben . Mit und ohne ... Wie dieses Kinderlied 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hn kleine (schokoladenhäutige) ... am Ende waren es ... wieviele???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1mo Report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rmgard Wuschick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 fehlen die neusten Zahlen.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1mo Report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icham Bonaqu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r blanke horro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1mo Report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avid Vog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fälschte Grafiken sagen nichts aus! &amp;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1mo Report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ndrea Eggel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s darfst du nicht eng sehen.... Trotzdem wird immer noch gesagt....impfen... impfen... impfen.....das interessiert die dich nicht...die machen ih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ld..und wir verlieren unserer Grundrechte wenn wir uns nicht impfen lassen.... alles bestens.....sorry war nicht so gemeint....das ist der pu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hnsinn aber wenn die Menschen nicht anfangen zu denken was möchtest du dagegen tun?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s/>®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1mo Report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arald St lied 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rald Steiner re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ndrea Eggel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s sind schon Nebenwirkungen.....dmit machen die richtig gutes Geld.....die Gesundheit hat die noch nie interessier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1mo Report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&amp; Pavina wastovarepc</text:p>
          </table:table-cell>
          <table:table-cell table:number-columns-repeated="8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» Necmettin Gündüzogl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leine in Dezember 2020 und Januar 2021 sind mehr als 40.000 mehr toten im Vergleich zu vor Jahren. Seltsam, dass die ältere Menschen in dies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naten geimpft worden. https:/Ide.statista.com(statistik/daten/studiel1118856/umfragelmonatliche-sterbefaelle-in-deutschland/#professional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natliche Sterbefälle bis 2021 |...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1mo Report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3 Harald Brandl replied,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iegfried Mar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® Und das Impf-Töten geht weiter und die langjährigen Krankenbehandlungen der Nebenwirkungen wird das Business der Pharma auf Jahrzehnt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rantieren, bis das endgültige Ziel derer erreicht ist.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1mo Report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@ vormen te</text:p>
          </table:table-cell>
          <table:table-cell table:number-columns-repeated="8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eplie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5 ‚Alexandra Ardnaxel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nst können sie auch keine Studien machen £% wie auch . Für die Zulassung wurden ein paar Tests ausgelassen, jetzt machen sie es offiziell un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otzdem schauen viele einfach weg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moji, nicht auswertbar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obert Markus Ebe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ha...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1mo Report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liver Otto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® „und die Zahlen werden an das PEI übermittelt. es ist nicht so das die selbst gucken und Autopsien durchführen lassen dies das.. die Dunkeiziffer is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mit viel höher...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1mo Report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hristian Wagner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 "die Dunkelziffer dürfte 10 bis 100-fach so hoch sein" - Wir haben mal unsere persönlichen Beobachtungen im Umfeld hochgerechnet, sowie solche im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feld von Freunden. Da kommen wir jetzt schon auf mehr Tote durch die Impfung als durch Corona. Also wohl eher 20 mal so viele Tote wie hi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gegeben.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1mo Report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lver Oce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w "Augen zu und durch" oder" ab in den Urlaub " dass ist es, was Menschen, die bechaupten "solidarisch" zu sein denken. Hunderte, Tausende, bal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eleicht sogar Milionen von Impfopfer sind für diese Menschen leicht zu verkraften. Nur der Corona tote nicht, ein Corona tote ist immer einer zu vie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t ist Tot ‚wer hier zu relativieren versucht, wer Menschen opfert, um das zu bekommen, was ihm sowieso zusteht, der sollte sich für seine Haltu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hämen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1mo Report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&amp;, <text:s/>MartinAnde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iemals lass ich mich impfen, komme was wolle!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1mo Report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(@ wü Hape repied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® Volker Volli Hofschlid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heinbar machen sich die Israelis inzwischen echte Sorgen, nun wird doch tatsächlich auch mal auf einen Doktor gehört der über 6000 Patienten in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ner Studio erfolgreich behandelt hat. Ferner ist seine Studie inzwischen Peer reviewed nur darüber berichtet der Mainstream natürlich nicht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‚Anschauen sofern man der englischen Sprache mächtig ist. https:/irumble.com/vloivx-trumps-doctor-vladmir-zelenko-talks-to-israeli-po|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‚about-vaceine.html?fbelid=IwAR3xvplälpYkga-IPi-xcDQL_ZNx5X2g-JIR30WPX3NXXR3TEdfulIZLa2Y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ä a. Trumps Doctor Vladmir Zelenko Talks To...</text:p>
          </table:table-cell>
          <table:table-cell table:number-columns-repeated="8"/>
        </table:table-row>
        <table:table-row table:style-name="ro1" table:number-rows-repeated="5">
          <table:table-cell table:number-columns-repeated="9"/>
        </table:table-row>
        <table:table-row table:style-name="ro1">
          <table:table-cell office:value-type="string" calcext:value-type="string">
            <text:p>1mo Report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@ vonnaoronerepie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© Joachim Kavall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s ist eine sehr diletantische Gegenüberstellung.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ine Impfkampagne wie diese hat es in Umfang und Größe nie gegeben.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s nun mit Impfungen der vergangenen 16 Jahre zu vergleichen dessen Größenordnung nicht einmal annähernd vergleichbar ist, ist grober Unsinn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mo Report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€ N Michaela La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)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"/ <text:s/>Habiich nicht in dem Bericht gefunde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mo Repo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® Ute Gebhar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jörn Ufer .....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Repo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® Dennis Beck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e Dunkelziffer dürfte noch höher sein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o Report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hristian Frauenste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rgänzung aus Punkt 4.6. des oben zitierten Berichts, Seite 13 von 40: „...in 48 Fällen hält das Institut einen ursächlichen Zusammenhang mit der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eweiligen COVID-19-Impfung für möglich und wahrscheinlich.” So. und jetzt rechnen wir mal. Bei 625 Mio gab es 456 Todesfälle... Bei 93 Mio gab e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8 Todesfälle (und nicht über 1200!!!) Also Mathe für Anfänger: hochgerechnet sind es bei den COVID Impfungen 322 Todesfälle. Jeder ist einer zu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viel. Und damit hast Du Recht. Impfen ist der sinnvolle, sichere und soziale Weg. P.S. Seite 14 des Berichts fasst die Situation kompetent zusamm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.. Jeder verrennt sich so gut er kann</text:p>
          </table:table-cell>
          <table:table-cell table:number-columns-repeated="8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Repo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@ emristan Frau...piec 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N Maria Loeifer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@ _Ihrversteht da was nicht richtig! &amp;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s ist doch der "sicherste Impfstoff aller Zeiten"! &amp; ®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1mo Report</text:p>
          </table:table-cell>
          <table:table-cell table:number-columns-repeated="8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@ voran Röngeriepien 1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® Rosanna Mastroiann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urig &amp; «aber wah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1mo Report</text:p>
          </table:table-cell>
          <table:table-cell table:number-columns-repeated="8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‚Antonella Bonitaci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lmww.facebook.com/groups/175545459299383/permalink117611832774022521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sabelle Burtscher shared a link to the group: DIE GEMEINSCHAFT - Oberrheintal (CH). Augusı 25 47:16 9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Unglaubliches läuft gerade ab: Es lohnt sich wirklich sich mal Die Zeit zu nehmen was Ernst Wolff- bekannter... More</text:p>
          </table:table-cell>
          <table:table-cell table:number-columns-repeated="8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YOUTUBE.CO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. Sommer weff 2021 in Davos, mit Ernst Wolf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 /vawweffich/Emst Wolff (WF- und Finanzexperte)Die nächste Welt-finanzkrise - eine Riesenchance für die Menschheit?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mo Repo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} Johann Leitn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, nur ein vergleich macht einem sicher.....Impfen nie und nimmer..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ort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utta Eug!-Wabni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nke &amp;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1mo Report</text:p>
          </table:table-cell>
          <table:table-cell table:number-columns-repeated="8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e Petra Radschu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 /lwww.facebook.com/groups/223296836332304/permalink/252581143403873/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o Report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73 Alexander Vasilev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owaffelt!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mo Report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View more comments...</text:p>
          </table:table-cell>
          <table:table-cell table:number-columns-repeated="2"/>
          <table:table-cell table:style-name="ce5" table:formula="of:=COUNTIF([.D$1:.D$1048576];&quot;X&quot;)" office:value-type="float" office:value="19" calcext:value-type="float">
            <text:p>19</text:p>
          </table:table-cell>
          <table:table-cell table:style-name="ce5" table:formula="of:=COUNTIF([.E$1:.E$1048576];&quot;X&quot;)" office:value-type="float" office:value="4" calcext:value-type="float">
            <text:p>4</text:p>
          </table:table-cell>
          <table:table-cell table:style-name="ce5" table:formula="of:=COUNTIF([.F$1:.F$1048576];&quot;X&quot;)" office:value-type="float" office:value="0" calcext:value-type="float">
            <text:p>0</text:p>
          </table:table-cell>
          <table:table-cell table:style-name="ce5" table:formula="of:=COUNTIF([.G$1:.G$1048576];&quot;X&quot;)" office:value-type="float" office:value="7" calcext:value-type="float">
            <text:p>7</text:p>
          </table:table-cell>
          <table:table-cell table:style-name="ce5" table:formula="of:=COUNTIF([.H$1:.H$1048576];&quot;X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table:number-columns-repeated="2"/>
          <table:table-cell table:number-columns-repeated="5" table:style-name="ce6" office:value-type="string" calcext:value-type="string">
            <text:p>Summe</text:p>
          </table:table-cell>
          <table:table-cell/>
        </table:table-row>
        <table:table-row table:style-name="ro1" table:number-rows-repeated="104828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3">00.00.0000</text:date>, <text:time style:data-style-name="N2" text:time-value="21:37:47.662719079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dc:date>2021-11-23T21:38:07.586875094</dc:date>
    <meta:editing-duration>PT14M12S</meta:editing-duration>
    <meta:editing-cycles>4</meta:editing-cycles>
    <meta:document-statistic meta:table-count="1" meta:cell-count="208" meta:object-count="0"/>
  </office:meta>
</office:document-meta>
</file>